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SelectionList.EnumSelectionList( String className , Datatype datatype , boolean nu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um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SelectionList.generateItem( ContentHandler contentHandler ,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umSelectionList.generateSaxFragment( ContentHandler contentHandler , Locale local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EnumSelectionList.EnumSelectionList( String className , Datatype datatype , boolean nullable , String null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